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17-8, 8-5)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8-19, 3-10)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42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.18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02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179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062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45</text:p>
          </table:table-cell>
          <table:table-cell office:value-type="string">
            <text:p>-.02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-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4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161</text:p>
          </table:table-cell>
          <table:table-cell office:value-type="string">
            <text:p>.137</text:p>
          </table:table-cell>
          <table:table-cell office:value-type="string">
            <text:p>47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8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0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0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9</text:p>
          </table:table-cell>
          <table:table-cell office:value-type="string">
            <text:p>25</text:p>
          </table:table-cell>
          <table:table-cell office:value-type="string">
            <text:p>149</text:p>
          </table:table-cell>
          <table:table-cell office:value-type="string">
            <text:p>.094</text:p>
          </table:table-cell>
          <table:table-cell office:value-type="string">
            <text:p>33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72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